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72c5" officeooo:paragraph-rsid="000a72c5"/>
    </style:style>
    <style:style style:name="P2" style:family="paragraph" style:parent-style-name="Standard">
      <style:text-properties officeooo:rsid="000b17b0" officeooo:paragraph-rsid="000b17b0"/>
    </style:style>
    <style:style style:name="T1" style:family="text">
      <style:text-properties officeooo:rsid="000b17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c module chương trình:</text:p>
      <text:p text:style-name="P1"/>
      <text:p text:style-name="P1">Từ bộ thư viện trên tác giả viết xây dựng thêm <text:span text:style-name="T1">7</text:span> module chương trình, các module được chia thành các lớp (class) như sau:</text:p>
      <text:p text:style-name="P1"/>
      <text:p text:style-name="P1">EnterNews.java: Lớp này có nhiệm vụ nhập input là các bài báo từ file vào chương trình để tiến hành trích rút.</text:p>
      <text:p text:style-name="P1">SentenseAnalysis.java: Lớp có vai trò phân tích <text:span text:style-name="T1">cú pháp </text:span>và <text:span text:style-name="T1">xác đinhj chủ thể, sự kiện và đối tượng của sự kiện đó.</text:span></text:p>
      <text:p text:style-name="P2">NEREnginer.java: Lớp này thực hiện thao tác xác định thực thể trong câu để xác định thời gian, địa điểm, xảy ra sự kiện.</text:p>
      <text:p text:style-name="P2">Event.java: Lớp cung cấp cấu trúc của một event.</text:p>
      <text:p text:style-name="P2">TableEvent.java: Lớp cho biết cấu trúc của một bảng các event trong một bài báo.</text:p>
      <text:p text:style-name="P2">Group.java: Lớp cung cấp cấu trúc của một cụm các event cùng nhắc đến một vấn đề.</text:p>
      <text:p text:style-name="P2">FinalTableEvent.java: Lớp có tác dụng tổng hợp các event giống nhau từ các bài báo thành group, xây dựng <text:s/>tóm tắt từ một group và đưa ra bảng tóm tắt các event.</text:p>
      <text:p text:style-name="P2"/>
      <text:p text:style-name="P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31:10.514096393</meta:creation-date>
    <dc:date>2018-03-08T15:52:31.913442487</dc:date>
    <meta:editing-duration>PT1S</meta:editing-duration>
    <meta:editing-cycles>1</meta:editing-cycles>
    <meta:document-statistic meta:table-count="0" meta:image-count="0" meta:object-count="0" meta:page-count="1" meta:paragraph-count="10" meta:word-count="171" meta:character-count="859" meta:non-whitespace-character-count="695"/>
    <meta:generator>LibreOffice/5.1.6.2$Linux_X86_64 LibreOffice_project/10m0$Build-2</meta:generator>
  </office:meta>
</office:document-meta>
</file>